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0.55mm"/>
    </style:style>
    <style:style style:name="co3" style:family="table-column">
      <style:table-column-properties fo:break-before="auto" style:column-width="38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32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figuration </text:p>
          </table:table-cell>
          <table:table-cell/>
          <table:table-cell table:style-name="ce3" office:value-type="string" calcext:value-type="string">
            <text:p>const_iterator</text:p>
          </table:table-cell>
          <table:table-cell table:style-name="ce3" office:value-type="string" calcext:value-type="string">
            <text:p>const_iterator&lt;const T&gt;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ector&lt;const int&gt;</text:p>
          </table:table-cell>
          <table:table-cell table:number-columns-repeated="2" office:value-type="string" calcext:value-type="string">
            <text:p>rien commenté</text:p>
          </table:table-cell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mmentaire :</text:p>
          </table:table-cell>
          <table:table-cell office:value-type="string" calcext:value-type="string">
            <text:p>le ft::vector&lt;int&gt;::const_iterator const_test = <text:s/>a.begin(); alors qu’il ne le devrait p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ution : </text:p>
          </table:table-cell>
          <table:table-cell office:value-type="string" calcext:value-type="string">
            <text:p>commenter le constructeur const_iterator(ft::iterator&lt;const T&gt; pos) ds struct const_iterato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vector&lt;int&gt;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entaire :</text:p>
          </table:table-cell>
          <table:table-cell office:value-type="string" calcext:value-type="string">
            <text:p>le const_iterator&lt;const int&gt; permet le = a,begin() alors qu’il ne le dervait pa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olution : </text:p>
          </table:table-cell>
          <table:table-cell office:value-type="string" calcext:value-type="string">
            <text:p>commenter le constructeur const_iterator(ft::iterator&lt;T&gt; pos) ds const_iterator&lt;const T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19:40:15.664335773</meta:creation-date>
    <dc:date>2021-08-22T21:32:13.221461283</dc:date>
    <meta:editing-duration>PT1H1M16S</meta:editing-duration>
    <meta:editing-cycles>1</meta:editing-cycles>
    <meta:document-statistic meta:table-count="1" meta:cell-count="18" meta:object-count="0"/>
    <meta:generator>LibreOffice/6.1.5.2$Linux_X86_64 LibreOffice_project/10$Build-2</meta:generator>
  </office:meta>
</office:document-meta>
</file>